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68a21" officeooo:paragraph-rsid="00068a21"/>
    </style:style>
    <style:style style:name="P2" style:family="paragraph" style:parent-style-name="Standard">
      <style:text-properties style:font-name="FreeMono" officeooo:rsid="0007bcf2" officeooo:paragraph-rsid="0007bcf2"/>
    </style:style>
    <style:style style:name="P3" style:family="paragraph" style:parent-style-name="Standard">
      <style:text-properties style:font-name="FreeMono" officeooo:rsid="000ad3de" officeooo:paragraph-rsid="000ad3de"/>
    </style:style>
    <style:style style:name="P4" style:family="paragraph" style:parent-style-name="Standard">
      <style:text-properties style:font-name="FreeMono" officeooo:rsid="000af1e7" officeooo:paragraph-rsid="000af1e7"/>
    </style:style>
    <style:style style:name="P5" style:family="paragraph" style:parent-style-name="Standard">
      <style:text-properties style:font-name="FreeMono" officeooo:rsid="000ccc67" officeooo:paragraph-rsid="000ccc67"/>
    </style:style>
    <style:style style:name="T1" style:family="text">
      <style:text-properties officeooo:rsid="00096a4d"/>
    </style:style>
    <style:style style:name="T2" style:family="text">
      <style:text-properties officeooo:rsid="000ad3de"/>
    </style:style>
    <style:style style:name="T3" style:family="text">
      <style:text-properties officeooo:rsid="000af1e7"/>
    </style:style>
    <style:style style:name="T4" style:family="text">
      <style:text-properties officeooo:rsid="000ccc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200</text:p>
      <text:p text:style-name="P1">Homework 04</text:p>
      <text:p text:style-name="P1">Christopher Bero</text:p>
      <text:p text:style-name="P1"/>
      <text:p text:style-name="P3">1a. I was surprised by the actual complexity of migration portrayed by the article. Economics and cultural or race issues are pretty comprehensive of the migration situation, but they have a lot more depth than I was aware of. Just remittances seem to play a large role in the economics of migrant workers; while I've heard of the term before, I have only attributed it to microeconomics, or the family involved.</text:p>
      <text:p text:style-name="P1"/>
      <text:p text:style-name="P2">1<text:span text:style-name="T2">b</text:span>. <text:span text:style-name="T1">Page 10 describes the modern situation of violence and danger which creates Syrian refugees. College life at UAH has been pretty secluded from world news, I've heard of the chemical attack allegations in Syria, the refugees, and of course Brexit and other refugee related stress in the EU, but hadn't previous put them together to a real understanding that all of this is happening pretty much at the same time and each aspect affects the others.</text:span></text:p>
      <text:p text:style-name="P2"/>
      <text:p text:style-name="P4">1c. Two new things for me: Human trafficking is part of the global migration issues and concerns, and it's a much larger scale than I previously knew. </text:p>
      <text:p text:style-name="P4"/>
      <text:p text:style-name="P4">2a. I think that human trafficking, as described in our text as a means of transporting humans by means of coercion or deception, is going to play a larger role in the near future. As people become better connected, and technology plays a larger role in helping to solve global issues, <text:span text:style-name="T4">I hope to see it leveraged against this problem.</text:span></text:p>
      <text:p text:style-name="P4"/>
      <text:p text:style-name="P5">2b. I think Brexit and the situation with refugees in the European Union is an obvious choice for a significant event. Even though the paper appears to be written before the UK considered voting to leave the EU, the fact that is happened corroborates – I think – the severity of the issues.</text:p>
      <text:p text:style-name="P2"/>
      <text:p text:style-name="P3">3. Tied into 1b, I want to be better informed on global issues such as those discussed in our homework article. <text:span text:style-name="T3">I intend to investigate this on my ow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5:47:52.851255312</meta:creation-date>
    <dc:date>2016-09-05T20:37:58.970954242</dc:date>
    <meta:editing-duration>PT3M56S</meta:editing-duration>
    <meta:editing-cycles>2</meta:editing-cycles>
    <meta:generator>LibreOffice/5.2.0.4$Linux_X86_64 LibreOffice_project/20m0$Build-4</meta:generator>
    <meta:document-statistic meta:table-count="0" meta:image-count="0" meta:object-count="0" meta:page-count="1" meta:paragraph-count="9" meta:word-count="321" meta:character-count="1825" meta:non-whitespace-character-count="1510"/>
  </office:meta>
</office:document-meta>
</file>